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e0ca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e0ca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e0ca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e0ca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e0ca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e0ca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e0ca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e0ca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e0ca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e0ca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e0ca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e0ca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e0ca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e0ca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e0ca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e0ca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e0ca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Manuel Eduardo Ledezma Tocuy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7/5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53677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Eduardo Rafael  Ledezm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84360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55.43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62" meta:non-whitespace-character-count="995"/>
    <meta:template xlink:type="simple" xlink:actuate="onRequest" xlink:title="Normal" xlink:href=""/>
  </office:meta>
</office:document-meta>
</file>